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23.95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6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8" style:family="table-cell" style:parent-style-name="Default" style:data-style-name="N111">
      <style:table-cell-properties style:diagonal-bl-tr="none" style:diagonal-tl-br="none" fo:border="1.76pt solid #ff9900" fo:padding="0.71mm" style:rotation-align="none"/>
    </style:style>
    <style:style style:name="ce99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24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1"/>
          <table:table-cell table:style-name="ce4"/>
          <table:table-cell table:style-name="ce8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3" calcext:value-type="percentage">
            <text:p>3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6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6"/>
          <table:table-cell/>
          <table:table-cell table:style-name="ce9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99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12">
          <table:table-cell table:style-name="ce6" office:value-type="float" office:value="0" calcext:value-type="float">
            <text:p>0</text:p>
          </table:table-cell>
          <table:table-cell/>
          <table:table-cell table:style-name="ce13" table:formula="of:=3/12*[.D7]" office:value-type="float" office:value="0" calcext:value-type="float">
            <text:p>0</text:p>
          </table:table-cell>
          <table:table-cell table:style-name="ce20" office:value-type="float" office:value="0" calcext:value-type="float">
            <text:p><text:s/>- zł 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8" table:formula="of:=3/12*[.F7]" office:value-type="float" office:value="0" calcext:value-type="float">
            <text:p>0</text:p>
          </table:table-cell>
          <table:table-cell table:style-name="ce34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1" calcext:value-type="float">
            <text:p>1</text:p>
          </table:table-cell>
          <table:table-cell/>
          <table:table-cell table:style-name="ce13" table:formula="of:=3/12*[.D8]" office:value-type="float" office:value="0" calcext:value-type="float">
            <text:p>0</text:p>
          </table:table-cell>
          <table:table-cell table:style-name="ce20" office:value-type="float" office:value="0" calcext:value-type="float">
            <text:p><text:s/>- zł </text:p>
          </table:table-cell>
          <table:table-cell/>
          <table:table-cell table:style-name="ce25" office:value-type="float" office:value="300" calcext:value-type="float">
            <text:p><text:s/>300,00 zł </text:p>
          </table:table-cell>
          <table:table-cell table:style-name="ce28" table:formula="of:=3/12*[.F8]" office:value-type="float" office:value="75" calcext:value-type="float">
            <text:p>75</text:p>
          </table:table-cell>
          <table:table-cell table:style-name="ce34" table:formula="of:=[.F8]+[.G8]" office:value-type="float" office:value="375" calcext:value-type="float">
            <text:p><text:s/>375,00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2" calcext:value-type="float">
            <text:p>2</text:p>
          </table:table-cell>
          <table:table-cell/>
          <table:table-cell table:style-name="ce13" table:formula="of:=3/12*[.D9]" office:value-type="float" office:value="75" calcext:value-type="float">
            <text:p>75</text:p>
          </table:table-cell>
          <table:table-cell table:style-name="ce20" office:value-type="float" office:value="300" calcext:value-type="float">
            <text:p><text:s/>300,00 zł </text:p>
          </table:table-cell>
          <table:table-cell/>
          <table:table-cell table:style-name="ce25" table:formula="of:=[.H8]" office:value-type="float" office:value="375" calcext:value-type="float">
            <text:p><text:s/>375,00 zł </text:p>
          </table:table-cell>
          <table:table-cell table:style-name="ce28" table:formula="of:=3/12*[.F9]" office:value-type="float" office:value="93.75" calcext:value-type="float">
            <text:p>93,75</text:p>
          </table:table-cell>
          <table:table-cell table:style-name="ce34" table:formula="of:=[.F9]+[.G9]" office:value-type="float" office:value="468.75" calcext:value-type="float">
            <text:p><text:s/>468,75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/>
          <table:table-cell table:style-name="ce13" table:formula="of:=3/12*[.D10]" office:value-type="float" office:value="93.75" calcext:value-type="float">
            <text:p>93,75</text:p>
          </table:table-cell>
          <table:table-cell table:style-name="ce20" table:formula="of:=[.D9]+[.C9]" office:value-type="float" office:value="375" calcext:value-type="float">
            <text:p><text:s/>375,00 zł </text:p>
          </table:table-cell>
          <table:table-cell/>
          <table:table-cell table:style-name="ce25" table:formula="of:=[.H9]" office:value-type="float" office:value="468.75" calcext:value-type="float">
            <text:p><text:s/>468,75 zł </text:p>
          </table:table-cell>
          <table:table-cell table:style-name="ce28" table:formula="of:=3/12*[.F10]" office:value-type="float" office:value="117.1875" calcext:value-type="float">
            <text:p>117,1875</text:p>
          </table:table-cell>
          <table:table-cell table:style-name="ce34" table:formula="of:=[.F10]+[.G10]" office:value-type="float" office:value="585.9375" calcext:value-type="float">
            <text:p><text:s/>585,94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/>
          <table:table-cell table:style-name="ce13" table:formula="of:=3/12*[.D11]" office:value-type="float" office:value="117.1875" calcext:value-type="float">
            <text:p>117,1875</text:p>
          </table:table-cell>
          <table:table-cell table:style-name="ce20" table:formula="of:=[.D10]+[.C10]" office:value-type="float" office:value="468.75" calcext:value-type="float">
            <text:p><text:s/>468,75 zł </text:p>
          </table:table-cell>
          <table:table-cell/>
          <table:table-cell table:style-name="ce25" table:formula="of:=[.H10]" office:value-type="float" office:value="585.9375" calcext:value-type="float">
            <text:p><text:s/>585,94 zł </text:p>
          </table:table-cell>
          <table:table-cell table:style-name="ce28" table:formula="of:=3/12*[.F11]" office:value-type="float" office:value="146.484375" calcext:value-type="float">
            <text:p>146,484375</text:p>
          </table:table-cell>
          <table:table-cell table:style-name="ce34" table:formula="of:=[.F11]+[.G11]" office:value-type="float" office:value="732.421875" calcext:value-type="float">
            <text:p><text:s/>732,42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5" calcext:value-type="float">
            <text:p>5</text:p>
          </table:table-cell>
          <table:table-cell/>
          <table:table-cell table:style-name="ce13" table:formula="of:=3/12*[.D12]" office:value-type="float" office:value="146.484375" calcext:value-type="float">
            <text:p>146,484375</text:p>
          </table:table-cell>
          <table:table-cell table:style-name="ce20" table:formula="of:=[.D11]+[.C11]" office:value-type="float" office:value="585.9375" calcext:value-type="float">
            <text:p><text:s/>585,94 zł </text:p>
          </table:table-cell>
          <table:table-cell/>
          <table:table-cell table:style-name="ce25" table:formula="of:=[.H11]" office:value-type="float" office:value="732.421875" calcext:value-type="float">
            <text:p><text:s/>732,42 zł </text:p>
          </table:table-cell>
          <table:table-cell table:style-name="ce28" table:formula="of:=3/12*[.F12]" office:value-type="float" office:value="183.10546875" calcext:value-type="float">
            <text:p>183,10546875</text:p>
          </table:table-cell>
          <table:table-cell table:style-name="ce34" table:formula="of:=[.F12]+[.G12]" office:value-type="float" office:value="915.52734375" calcext:value-type="float">
            <text:p><text:s/>915,53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/>
          <table:table-cell table:style-name="ce13" table:formula="of:=3/12*[.D13]" office:value-type="float" office:value="183.10546875" calcext:value-type="float">
            <text:p>183,10546875</text:p>
          </table:table-cell>
          <table:table-cell table:style-name="ce20" table:formula="of:=[.D12]+[.C12]" office:value-type="float" office:value="732.421875" calcext:value-type="float">
            <text:p><text:s/>732,42 zł </text:p>
          </table:table-cell>
          <table:table-cell/>
          <table:table-cell table:style-name="ce25" table:formula="of:=[.H12]" office:value-type="float" office:value="915.52734375" calcext:value-type="float">
            <text:p><text:s/>915,53 zł </text:p>
          </table:table-cell>
          <table:table-cell table:style-name="ce28" table:formula="of:=3/12*[.F13]" office:value-type="float" office:value="228.8818359375" calcext:value-type="float">
            <text:p>228,8818359375</text:p>
          </table:table-cell>
          <table:table-cell table:style-name="ce34" table:formula="of:=[.F13]+[.G13]" office:value-type="float" office:value="1144.4091796875" calcext:value-type="float">
            <text:p><text:s/>1 144,41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7" calcext:value-type="float">
            <text:p>7</text:p>
          </table:table-cell>
          <table:table-cell/>
          <table:table-cell table:style-name="ce13" table:formula="of:=3/12*[.D14]" office:value-type="float" office:value="228.8818359375" calcext:value-type="float">
            <text:p>228,8818359375</text:p>
          </table:table-cell>
          <table:table-cell table:style-name="ce20" table:formula="of:=[.D13]+[.C13]" office:value-type="float" office:value="915.52734375" calcext:value-type="float">
            <text:p><text:s/>915,53 zł </text:p>
          </table:table-cell>
          <table:table-cell/>
          <table:table-cell table:style-name="ce25" table:formula="of:=[.H13]" office:value-type="float" office:value="1144.4091796875" calcext:value-type="float">
            <text:p><text:s/>1 144,41 zł </text:p>
          </table:table-cell>
          <table:table-cell table:style-name="ce28" table:formula="of:=3/12*[.F14]" office:value-type="float" office:value="286.102294921875" calcext:value-type="float">
            <text:p>286,102294921875</text:p>
          </table:table-cell>
          <table:table-cell table:style-name="ce34" table:formula="of:=[.F14]+[.G14]" office:value-type="float" office:value="1430.51147460938" calcext:value-type="float">
            <text:p><text:s/>1 430,51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8" calcext:value-type="float">
            <text:p>8</text:p>
          </table:table-cell>
          <table:table-cell/>
          <table:table-cell table:style-name="ce13" table:formula="of:=3/12*[.D15]" office:value-type="float" office:value="286.102294921875" calcext:value-type="float">
            <text:p>286,102294921875</text:p>
          </table:table-cell>
          <table:table-cell table:style-name="ce20" table:formula="of:=[.D14]+[.C14]" office:value-type="float" office:value="1144.4091796875" calcext:value-type="float">
            <text:p><text:s/>1 144,41 zł </text:p>
          </table:table-cell>
          <table:table-cell/>
          <table:table-cell table:style-name="ce25" table:formula="of:=[.H14]" office:value-type="float" office:value="1430.51147460938" calcext:value-type="float">
            <text:p><text:s/>1 430,51 zł </text:p>
          </table:table-cell>
          <table:table-cell table:style-name="ce28" table:formula="of:=3/12*[.F15]" office:value-type="float" office:value="357.627868652344" calcext:value-type="float">
            <text:p>357,627868652344</text:p>
          </table:table-cell>
          <table:table-cell table:style-name="ce34" table:formula="of:=[.F15]+[.G15]" office:value-type="float" office:value="1788.13934326172" calcext:value-type="float">
            <text:p><text:s/>1 788,14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9" calcext:value-type="float">
            <text:p>9</text:p>
          </table:table-cell>
          <table:table-cell/>
          <table:table-cell table:style-name="ce13" table:formula="of:=3/12*[.D16]" office:value-type="float" office:value="357.627868652344" calcext:value-type="float">
            <text:p>357,627868652344</text:p>
          </table:table-cell>
          <table:table-cell table:style-name="ce20" table:formula="of:=[.D15]+[.C15]" office:value-type="float" office:value="1430.51147460938" calcext:value-type="float">
            <text:p><text:s/>1 430,51 zł </text:p>
          </table:table-cell>
          <table:table-cell/>
          <table:table-cell table:style-name="ce25" table:formula="of:=[.H15]" office:value-type="float" office:value="1788.13934326172" calcext:value-type="float">
            <text:p><text:s/>1 788,14 zł </text:p>
          </table:table-cell>
          <table:table-cell table:style-name="ce28" table:formula="of:=3/12*[.F16]" office:value-type="float" office:value="447.03483581543" calcext:value-type="float">
            <text:p>447,03483581543</text:p>
          </table:table-cell>
          <table:table-cell table:style-name="ce34" table:formula="of:=[.F16]+[.G16]" office:value-type="float" office:value="2235.17417907715" calcext:value-type="float">
            <text:p><text:s/>2 235,17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10" calcext:value-type="float">
            <text:p>10</text:p>
          </table:table-cell>
          <table:table-cell/>
          <table:table-cell table:style-name="ce13" table:formula="of:=3/12*[.D17]" office:value-type="float" office:value="447.03483581543" calcext:value-type="float">
            <text:p>447,03483581543</text:p>
          </table:table-cell>
          <table:table-cell table:style-name="ce20" table:formula="of:=[.D16]+[.C16]" office:value-type="float" office:value="1788.13934326172" calcext:value-type="float">
            <text:p><text:s/>1 788,14 zł </text:p>
          </table:table-cell>
          <table:table-cell/>
          <table:table-cell table:style-name="ce25" table:formula="of:=[.H16]" office:value-type="float" office:value="2235.17417907715" calcext:value-type="float">
            <text:p><text:s/>2 235,17 zł </text:p>
          </table:table-cell>
          <table:table-cell table:style-name="ce28" table:formula="of:=3/12*[.F17]" office:value-type="float" office:value="558.793544769287" calcext:value-type="float">
            <text:p>558,793544769287</text:p>
          </table:table-cell>
          <table:table-cell table:style-name="ce34" table:formula="of:=[.F17]+[.G17]" office:value-type="float" office:value="2793.96772384644" calcext:value-type="float">
            <text:p><text:s/>2 793,97 zł </text:p>
          </table:table-cell>
          <table:table-cell table:number-columns-repeated="1016"/>
        </table:table-row>
        <table:table-row table:style-name="ro12">
          <table:table-cell table:style-name="ce6" office:value-type="float" office:value="11" calcext:value-type="float">
            <text:p>11</text:p>
          </table:table-cell>
          <table:table-cell/>
          <table:table-cell table:style-name="ce13" table:formula="of:=3/12*[.D18]" office:value-type="float" office:value="558.793544769287" calcext:value-type="float">
            <text:p>558,793544769287</text:p>
          </table:table-cell>
          <table:table-cell table:style-name="ce20" table:formula="of:=[.D17]+[.C17]" office:value-type="float" office:value="2235.17417907715" calcext:value-type="float">
            <text:p><text:s/>2 235,17 zł </text:p>
          </table:table-cell>
          <table:table-cell/>
          <table:table-cell table:style-name="ce25" table:formula="of:=[.H17]" office:value-type="float" office:value="2793.96772384644" calcext:value-type="float">
            <text:p><text:s/>2 793,97 zł </text:p>
          </table:table-cell>
          <table:table-cell table:style-name="ce28" table:formula="of:=3/12*[.F18]" office:value-type="float" office:value="698.491930961609" calcext:value-type="float">
            <text:p>698,491930961609</text:p>
          </table:table-cell>
          <table:table-cell table:style-name="ce34" table:formula="of:=[.F18]+[.G18]" office:value-type="float" office:value="3492.45965480804" calcext:value-type="float">
            <text:p><text:s/>3 492,46 zł </text:p>
          </table:table-cell>
          <table:table-cell table:number-columns-repeated="1016"/>
        </table:table-row>
        <table:table-row table:style-name="ro12">
          <table:table-cell table:style-name="ce7" office:value-type="float" office:value="12" calcext:value-type="float">
            <text:p>12</text:p>
          </table:table-cell>
          <table:table-cell/>
          <table:table-cell table:style-name="ce13" table:formula="of:=3/12*[.D19]" office:value-type="float" office:value="698.491930961609" calcext:value-type="float">
            <text:p>698,491930961609</text:p>
          </table:table-cell>
          <table:table-cell table:style-name="ce20" table:formula="of:=[.D18]+[.C18]" office:value-type="float" office:value="2793.96772384644" calcext:value-type="float">
            <text:p><text:s/>2 793,97 zł </text:p>
          </table:table-cell>
          <table:table-cell/>
          <table:table-cell table:style-name="ce25" table:formula="of:=[.H18]" office:value-type="float" office:value="3492.45965480804" calcext:value-type="float">
            <text:p><text:s/>3 492,46 zł </text:p>
          </table:table-cell>
          <table:table-cell table:style-name="ce28" table:formula="of:=3/12*[.F19]" office:value-type="float" office:value="873.114913702011" calcext:value-type="float">
            <text:p>873,114913702011</text:p>
          </table:table-cell>
          <table:table-cell table:style-name="ce34" table:formula="of:=[.F19]+[.G19]" office:value-type="float" office:value="4365.57456851006" calcext:value-type="float">
            <text:p><text:s/>4 365,57 zł </text:p>
          </table:table-cell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98" table:formula="of:=[.D19]" office:value-type="float" office:value="2793.96772384644" calcext:value-type="float">
            <text:p><text:s/>2 793,97 zł </text:p>
          </table:table-cell>
          <table:table-cell table:number-columns-repeated="3"/>
          <table:table-cell table:style-name="ce41" table:formula="of:=[.H19]" office:value-type="float" office:value="4365.57456851006" calcext:value-type="float">
            <text:p>4 365,57 zł</text:p>
          </table:table-cell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5.21mm" svg:y="115.8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127" table:formula="of:=[.D2]+[.E2]" office:value-type="currency" office:currency="PLN" office:value="3000" calcext:value-type="currency">
            <text:p>3 000,00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127" table:formula="of:=[.D3]+[.E3]" office:value-type="currency" office:currency="PLN" office:value="3005.34246575342" calcext:value-type="currency">
            <text:p>3 005,34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0.065*10/365" office:value-type="float" office:value="5.3519797335335" calcext:value-type="float">
            <text:p><text:s/>5,35 zł </text:p>
          </table:table-cell>
          <table:table-cell table:style-name="ce127" table:formula="of:=[.D4]+[.E4]" office:value-type="currency" office:currency="PLN" office:value="3010.69444548696" calcext:value-type="currency">
            <text:p>3 010,69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0.065*10/365" office:value-type="float" office:value="5.36151065634664" calcext:value-type="float">
            <text:p><text:s/>5,36 zł </text:p>
          </table:table-cell>
          <table:table-cell table:style-name="ce127" table:formula="of:=[.D5]+[.E5]" office:value-type="currency" office:currency="PLN" office:value="3016.0559561433" calcext:value-type="currency">
            <text:p>3 016,06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0.065*10/365" office:value-type="float" office:value="5.37105855203602" calcext:value-type="float">
            <text:p><text:s/>5,37 zł </text:p>
          </table:table-cell>
          <table:table-cell table:style-name="ce127" table:formula="of:=[.D6]+[.E6]" office:value-type="currency" office:currency="PLN" office:value="3021.42701469534" calcext:value-type="currency">
            <text:p>3 021,43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0.065*10/365" office:value-type="float" office:value="5.38062345082732" calcext:value-type="float">
            <text:p><text:s/>5,38 zł </text:p>
          </table:table-cell>
          <table:table-cell table:style-name="ce127" table:formula="of:=[.D7]+[.E7]" office:value-type="currency" office:currency="PLN" office:value="3026.80763814617" calcext:value-type="currency">
            <text:p>3 026,81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0.065*10/365" office:value-type="float" office:value="5.39020538300003" calcext:value-type="float">
            <text:p><text:s/>5,39 zł </text:p>
          </table:table-cell>
          <table:table-cell table:style-name="ce127" table:formula="of:=[.D8]+[.E8]" office:value-type="currency" office:currency="PLN" office:value="3032.19784352917" calcext:value-type="currency">
            <text:p>3 032,20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0.065*10/365" office:value-type="float" office:value="5.39980437888756" calcext:value-type="float">
            <text:p><text:s/>5,40 zł </text:p>
          </table:table-cell>
          <table:table-cell table:style-name="ce127" table:formula="of:=[.D9]+[.E9]" office:value-type="currency" office:currency="PLN" office:value="3037.59764790806" calcext:value-type="currency">
            <text:p>3 037,60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0.065*10/365" office:value-type="float" office:value="5.40942046887736" calcext:value-type="float">
            <text:p><text:s/>5,41 zł </text:p>
          </table:table-cell>
          <table:table-cell table:style-name="ce127" table:formula="of:=[.D10]+[.E10]" office:value-type="currency" office:currency="PLN" office:value="3043.00706837693" calcext:value-type="currency">
            <text:p>3 043,01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0.065*10/365" office:value-type="float" office:value="5.41905368341098" calcext:value-type="float">
            <text:p><text:s/>5,42 zł </text:p>
          </table:table-cell>
          <table:table-cell table:style-name="ce127" table:formula="of:=[.D11]+[.E11]" office:value-type="currency" office:currency="PLN" office:value="3048.42612206034" calcext:value-type="currency">
            <text:p>3 048,43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0.065*10/365" office:value-type="float" office:value="5.42870405298417" calcext:value-type="float">
            <text:p><text:s/>5,43 zł </text:p>
          </table:table-cell>
          <table:table-cell table:style-name="ce127" table:formula="of:=[.D12]+[.E12]" office:value-type="currency" office:currency="PLN" office:value="3053.85482611333" calcext:value-type="currency">
            <text:p>3 053,85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0.065*10/365" office:value-type="float" office:value="5.43837160814702" calcext:value-type="float">
            <text:p><text:s/>5,44 zł </text:p>
          </table:table-cell>
          <table:table-cell table:style-name="ce127" table:formula="of:=[.D13]+[.E13]" office:value-type="currency" office:currency="PLN" office:value="3059.29319772148" calcext:value-type="currency">
            <text:p>3 059,29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0.065*10/365" office:value-type="float" office:value="5.448056379504" calcext:value-type="float">
            <text:p><text:s/>5,45 zł </text:p>
          </table:table-cell>
          <table:table-cell table:style-name="ce127" table:formula="of:=[.D14]+[.E14]" office:value-type="currency" office:currency="PLN" office:value="3064.74125410098" calcext:value-type="currency">
            <text:p>3 064,74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0.065*10/365" office:value-type="float" office:value="5.45775839771407" calcext:value-type="float">
            <text:p><text:s/>5,46 zł </text:p>
          </table:table-cell>
          <table:table-cell table:style-name="ce127" table:formula="of:=[.D15]+[.E15]" office:value-type="currency" office:currency="PLN" office:value="3070.19901249869" calcext:value-type="currency">
            <text:p>3 070,20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0.065*10/365" office:value-type="float" office:value="5.46747769349082" calcext:value-type="float">
            <text:p><text:s/>5,47 zł </text:p>
          </table:table-cell>
          <table:table-cell table:style-name="ce127" table:formula="of:=[.D16]+[.E16]" office:value-type="currency" office:currency="PLN" office:value="3075.66649019218" calcext:value-type="currency">
            <text:p>3 075,67 zł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23:01.0450631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9-04-03T11:40:09.448050496</dc:date>
    <meta:editing-cycles>15</meta:editing-cycles>
    <meta:editing-duration>P11DT14H5M30S</meta:editing-duration>
    <meta:generator>LibreOffice/6.0.7.3$Linux_X86_64 LibreOffice_project/00m0$Build-3</meta:generator>
    <meta:document-statistic meta:table-count="4" meta:cell-count="211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